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Neue-Thin" svg:font-family="HelveticaNeue-Thin"/>
    <style:font-face style:name="F" svg:font-family="" style:font-family-generic="roman"/>
    <style:font-face style:name="Helvetica" svg:font-family="Helvetic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704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normal" style:font-weight-asian="normal" style:font-weight-complex="normal"/>
    </style:style>
    <style:style style:name="ce2" style:family="table-cell" style:parent-style-name="Default" style:data-style-name="N120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ce2"/>
        <table:table-column table:style-name="co1" table:default-cell-style-name="Default"/>
        <table:table-row table:style-name="ro1">
          <table:table-cell office:value-type="string" calcext:value-type="string">
            <text:p><text:a xlink:href="https://finance.yahoo.com/q/op?s=SPY&amp;strike=205.00" xlink:type="simple">205.00</text:a></text:p>
          </table:table-cell>
          <table:table-cell table:style-name="ce1" office:value-type="string" calcext:value-type="string">
            <text:p><text:a xlink:href="https://finance.yahoo.com/q?s=SPY151113C00205000" xlink:type="simple">SPY151113C00205000</text:a></text:p>
          </table:table-cell>
          <table:table-cell table:style-name="Default" office:value-type="float" office:value="0.1561" calcext:value-type="float">
            <text:p>0.156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<text:a xlink:href="https://finance.yahoo.com/q/op?s=SPY&amp;strike=205.50" xlink:type="simple">205.50</text:a></text:p>
          </table:table-cell>
          <table:table-cell office:value-type="string" calcext:value-type="string">
            <text:p><text:a xlink:href="https://finance.yahoo.com/q?s=SPY151113C00205500" xlink:type="simple">SPY151113C00205500</text:a></text:p>
          </table:table-cell>
          <table:table-cell table:style-name="Default" office:value-type="float" office:value="0.1506" calcext:value-type="float">
            <text:p>0.150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<text:a xlink:href="https://finance.yahoo.com/q/op?s=SPY&amp;strike=206.00" xlink:type="simple">206.00</text:a></text:p>
          </table:table-cell>
          <table:table-cell office:value-type="string" calcext:value-type="string">
            <text:p><text:a xlink:href="https://finance.yahoo.com/q?s=SPY151113C00206000" xlink:type="simple">SPY151113C00206000</text:a></text:p>
          </table:table-cell>
          <table:table-cell table:style-name="Default" office:value-type="float" office:value="0.1472" calcext:value-type="float">
            <text:p>0.147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<text:a xlink:href="https://finance.yahoo.com/q/op?s=SPY&amp;strike=206.50" xlink:type="simple">206.50</text:a></text:p>
          </table:table-cell>
          <table:table-cell office:value-type="string" calcext:value-type="string">
            <text:p><text:a xlink:href="https://finance.yahoo.com/q?s=SPY151113C00206500" xlink:type="simple">SPY151113C00206500</text:a></text:p>
          </table:table-cell>
          <table:table-cell table:style-name="Default" office:value-type="float" office:value="0.1436" calcext:value-type="float">
            <text:p>0.143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<text:a xlink:href="https://finance.yahoo.com/q/op?s=SPY&amp;strike=207.00" xlink:type="simple">207.00</text:a></text:p>
          </table:table-cell>
          <table:table-cell office:value-type="string" calcext:value-type="string">
            <text:p><text:a xlink:href="https://finance.yahoo.com/q?s=SPY151113C00207000" xlink:type="simple">SPY151113C00207000</text:a></text:p>
          </table:table-cell>
          <table:table-cell table:style-name="Default" office:value-type="float" office:value="0.1397" calcext:value-type="float">
            <text:p>0.139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<text:a xlink:href="https://finance.yahoo.com/q/op?s=SPY&amp;strike=207.50" xlink:type="simple">207.50</text:a></text:p>
          </table:table-cell>
          <table:table-cell office:value-type="string" calcext:value-type="string">
            <text:p><text:a xlink:href="https://finance.yahoo.com/q?s=SPY151113C00207500" xlink:type="simple">SPY151113C00207500</text:a></text:p>
          </table:table-cell>
          <table:table-cell table:style-name="Default" office:value-type="float" office:value="0.1367" calcext:value-type="float">
            <text:p>0.136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<text:a xlink:href="https://finance.yahoo.com/q/op?s=SPY&amp;strike=208.00" xlink:type="simple">208.00</text:a></text:p>
          </table:table-cell>
          <table:table-cell office:value-type="string" calcext:value-type="string">
            <text:p><text:a xlink:href="https://finance.yahoo.com/q?s=SPY151113C00208000" xlink:type="simple">SPY151113C00208000</text:a></text:p>
          </table:table-cell>
          <table:table-cell table:style-name="Default" office:value-type="float" office:value="0.1326" calcext:value-type="float">
            <text:p>0.132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<text:a xlink:href="https://finance.yahoo.com/q/op?s=SPY&amp;strike=208.50" xlink:type="simple">208.50</text:a></text:p>
          </table:table-cell>
          <table:table-cell office:value-type="string" calcext:value-type="string">
            <text:p><text:a xlink:href="https://finance.yahoo.com/q?s=SPY151113C00208500" xlink:type="simple">SPY151113C00208500</text:a></text:p>
          </table:table-cell>
          <table:table-cell table:style-name="Default" office:value-type="float" office:value="0.1299" calcext:value-type="float">
            <text:p>0.129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<text:a xlink:href="https://finance.yahoo.com/q/op?s=SPY&amp;strike=209.00" xlink:type="simple">209.00</text:a></text:p>
          </table:table-cell>
          <table:table-cell office:value-type="string" calcext:value-type="string">
            <text:p><text:a xlink:href="https://finance.yahoo.com/q?s=SPY151113C00209000" xlink:type="simple">SPY151113C00209000</text:a></text:p>
          </table:table-cell>
          <table:table-cell table:style-name="Default" office:value-type="float" office:value="0.1253" calcext:value-type="float">
            <text:p>0.125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<text:a xlink:href="https://finance.yahoo.com/q/op?s=SPY&amp;strike=209.50" xlink:type="simple">209.50</text:a></text:p>
          </table:table-cell>
          <table:table-cell office:value-type="string" calcext:value-type="string">
            <text:p><text:a xlink:href="https://finance.yahoo.com/q?s=SPY151113C00209500" xlink:type="simple">SPY151113C00209500</text:a></text:p>
          </table:table-cell>
          <table:table-cell table:style-name="Default" office:value-type="float" office:value="0.1232" calcext:value-type="float">
            <text:p>0.123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<text:a xlink:href="https://finance.yahoo.com/q/op?s=SPY&amp;strike=210.00" xlink:type="simple">210.00</text:a></text:p>
          </table:table-cell>
          <table:table-cell office:value-type="string" calcext:value-type="string">
            <text:p><text:a xlink:href="https://finance.yahoo.com/q?s=SPY151113C00210000" xlink:type="simple">SPY151113C00210000</text:a></text:p>
          </table:table-cell>
          <table:table-cell table:style-name="Default" office:value-type="float" office:value="0.1202" calcext:value-type="float">
            <text:p>0.120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<text:a xlink:href="https://finance.yahoo.com/q/op?s=SPY&amp;strike=210.50" xlink:type="simple">210.50</text:a></text:p>
          </table:table-cell>
          <table:table-cell office:value-type="string" calcext:value-type="string">
            <text:p><text:a xlink:href="https://finance.yahoo.com/q?s=SPY151113C00210500" xlink:type="simple">SPY151113C00210500</text:a></text:p>
          </table:table-cell>
          <table:table-cell table:style-name="Default" office:value-type="float" office:value="0.1173" calcext:value-type="float">
            <text:p>0.117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<text:a xlink:href="https://finance.yahoo.com/q/op?s=SPY&amp;strike=205.00" xlink:type="simple">205.00</text:a></text:p>
          </table:table-cell>
          <table:table-cell office:value-type="string" calcext:value-type="string">
            <text:p><text:a xlink:href="https://finance.yahoo.com/q?s=SPY151106C00205000" xlink:type="simple">SPY151106C00205000</text:a></text:p>
          </table:table-cell>
          <table:table-cell table:style-name="Default" office:value-type="float" office:value="0.165" calcext:value-type="float">
            <text:p>0.16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<text:a xlink:href="https://finance.yahoo.com/q/op?s=SPY&amp;strike=205.50" xlink:type="simple">205.50</text:a></text:p>
          </table:table-cell>
          <table:table-cell office:value-type="string" calcext:value-type="string">
            <text:p><text:a xlink:href="https://finance.yahoo.com/q?s=SPY151106C00205500" xlink:type="simple">SPY151106C00205500</text:a></text:p>
          </table:table-cell>
          <table:table-cell table:style-name="Default" office:value-type="float" office:value="0.1587" calcext:value-type="float">
            <text:p>0.158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<text:a xlink:href="https://finance.yahoo.com/q/op?s=SPY&amp;strike=206.00" xlink:type="simple">206.00</text:a></text:p>
          </table:table-cell>
          <table:table-cell office:value-type="string" calcext:value-type="string">
            <text:p><text:a xlink:href="https://finance.yahoo.com/q?s=SPY151106C00206000" xlink:type="simple">SPY151106C00206000</text:a></text:p>
          </table:table-cell>
          <table:table-cell table:style-name="Default" office:value-type="float" office:value="0.1499" calcext:value-type="float">
            <text:p>0.149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<text:a xlink:href="https://finance.yahoo.com/q/op?s=SPY&amp;strike=206.50" xlink:type="simple">206.50</text:a></text:p>
          </table:table-cell>
          <table:table-cell office:value-type="string" calcext:value-type="string">
            <text:p><text:a xlink:href="https://finance.yahoo.com/q?s=SPY151106C00206500" xlink:type="simple">SPY151106C00206500</text:a></text:p>
          </table:table-cell>
          <table:table-cell table:style-name="Default" office:value-type="float" office:value="0.1466" calcext:value-type="float">
            <text:p>0.146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<text:a xlink:href="https://finance.yahoo.com/q/op?s=SPY&amp;strike=207.00" xlink:type="simple">207.00</text:a></text:p>
          </table:table-cell>
          <table:table-cell office:value-type="string" calcext:value-type="string">
            <text:p><text:a xlink:href="https://finance.yahoo.com/q?s=SPY151106C00207000" xlink:type="simple">SPY151106C00207000</text:a></text:p>
          </table:table-cell>
          <table:table-cell table:style-name="Default" office:value-type="float" office:value="0.1379" calcext:value-type="float">
            <text:p>0.137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<text:a xlink:href="https://finance.yahoo.com/q/op?s=SPY&amp;strike=207.50" xlink:type="simple">207.50</text:a></text:p>
          </table:table-cell>
          <table:table-cell office:value-type="string" calcext:value-type="string">
            <text:p><text:a xlink:href="https://finance.yahoo.com/q?s=SPY151106C00207500" xlink:type="simple">SPY151106C00207500</text:a></text:p>
          </table:table-cell>
          <table:table-cell table:style-name="Default" office:value-type="float" office:value="0.1365" calcext:value-type="float">
            <text:p>0.136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<text:a xlink:href="https://finance.yahoo.com/q/op?s=SPY&amp;strike=208.00" xlink:type="simple">208.00</text:a></text:p>
          </table:table-cell>
          <table:table-cell office:value-type="string" calcext:value-type="string">
            <text:p><text:a xlink:href="https://finance.yahoo.com/q?s=SPY151106C00208000" xlink:type="simple">SPY151106C00208000</text:a></text:p>
          </table:table-cell>
          <table:table-cell table:style-name="Default" office:value-type="float" office:value="0.1309" calcext:value-type="float">
            <text:p>0.130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<text:a xlink:href="https://finance.yahoo.com/q/op?s=SPY&amp;strike=208.50" xlink:type="simple">208.50</text:a></text:p>
          </table:table-cell>
          <table:table-cell office:value-type="string" calcext:value-type="string">
            <text:p><text:a xlink:href="https://finance.yahoo.com/q?s=SPY151106C00208500" xlink:type="simple">SPY151106C00208500</text:a></text:p>
          </table:table-cell>
          <table:table-cell table:style-name="Default" office:value-type="float" office:value="0.1311" calcext:value-type="float">
            <text:p>0.131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<text:a xlink:href="https://finance.yahoo.com/q/op?s=SPY&amp;strike=209.00" xlink:type="simple">209.00</text:a></text:p>
          </table:table-cell>
          <table:table-cell office:value-type="string" calcext:value-type="string">
            <text:p><text:a xlink:href="https://finance.yahoo.com/q?s=SPY151106C00209000" xlink:type="simple">SPY151106C00209000</text:a></text:p>
          </table:table-cell>
          <table:table-cell table:style-name="Default" office:value-type="float" office:value="0.1261" calcext:value-type="float">
            <text:p>0.126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<text:a xlink:href="https://finance.yahoo.com/q/op?s=SPY&amp;strike=209.50" xlink:type="simple">209.50</text:a></text:p>
          </table:table-cell>
          <table:table-cell office:value-type="string" calcext:value-type="string">
            <text:p><text:a xlink:href="https://finance.yahoo.com/q?s=SPY151106C00209500" xlink:type="simple">SPY151106C00209500</text:a></text:p>
          </table:table-cell>
          <table:table-cell table:style-name="Default" office:value-type="float" office:value="0.1221" calcext:value-type="float">
            <text:p>0.122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<text:a xlink:href="https://finance.yahoo.com/q/op?s=SPY&amp;strike=210.00" xlink:type="simple">210.00</text:a></text:p>
          </table:table-cell>
          <table:table-cell office:value-type="string" calcext:value-type="string">
            <text:p><text:a xlink:href="https://finance.yahoo.com/q?s=SPY151106C00210000" xlink:type="simple">SPY151106C00210000</text:a></text:p>
          </table:table-cell>
          <table:table-cell table:style-name="Default" office:value-type="float" office:value="0.116" calcext:value-type="float">
            <text:p>0.1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<text:a xlink:href="https://finance.yahoo.com/q/op?s=SPY&amp;strike=210.50" xlink:type="simple">210.50</text:a></text:p>
          </table:table-cell>
          <table:table-cell office:value-type="string" calcext:value-type="string">
            <text:p><text:a xlink:href="https://finance.yahoo.com/q?s=SPY151106C00210500" xlink:type="simple">SPY151106C00210500</text:a></text:p>
          </table:table-cell>
          <table:table-cell table:style-name="Default" office:value-type="float" office:value="0.1138" calcext:value-type="float">
            <text:p>0.1138</text:p>
          </table:table-cell>
          <table:table-cell office:value-type="float" office:value="6" calcext:value-type="float">
            <text:p>6</text:p>
          </table:table-cell>
        </table:table-row>
        <table:table-row table:style-name="ro1" table:number-rows-repeated="1048551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HelveticaNeue-Thin" svg:font-family="HelveticaNeue-Thin"/>
    <style:font-face style:name="F" svg:font-family="" style:font-family-generic="roman"/>
    <style:font-face style:name="Helvetica" svg:font-family="Helvetic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0">
      <number:number number:decimal-places="4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3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31T11:38:11.753182636</meta:creation-date>
    <dc:date>2015-10-31T12:19:24.787199267</dc:date>
    <meta:editing-duration>PT25M11S</meta:editing-duration>
    <meta:editing-cycles>2</meta:editing-cycles>
    <meta:generator>LibreOffice/4.2.8.2$Linux_X86_64 LibreOffice_project/420m0$Build-2</meta:generator>
    <meta:document-statistic meta:table-count="1" meta:cell-count="96" meta:object-count="0"/>
    <meta:user-defined meta:name=""/>
  </office:meta>
</office:document-meta>
</file>